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4.71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000000"/>
      <style:text-properties fo:color="#000000"/>
    </style:style>
    <style:style style:name="ce5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afd095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TV_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Term</text:p>
          </table:table-cell>
          <table:table-cell office:value-type="string" calcext:value-type="string">
            <text:p>Unbound_no_scaling</text:p>
          </table:table-cell>
          <table:table-cell table:style-name="Default" office:value-type="string" calcext:value-type="string">
            <text:p>Unbound_Error_no_scaling</text:p>
          </table:table-cell>
          <table:table-cell office:value-type="string" calcext:value-type="string">
            <text:p>Unbound_scaling</text:p>
          </table:table-cell>
          <table:table-cell office:value-type="string" calcext:value-type="string">
            <text:p>Unbound_Error_scaling</text:p>
          </table:table-cell>
          <table:table-cell office:value-type="string" calcext:value-type="string">
            <text:p>Bound_no_scaling</text:p>
          </table:table-cell>
          <table:table-cell office:value-type="string" calcext:value-type="string">
            <text:p>Bound_Error_no_scaling</text:p>
          </table:table-cell>
          <table:table-cell office:value-type="string" calcext:value-type="string">
            <text:p>Bound_scaling</text:p>
          </table:table-cell>
          <table:table-cell office:value-type="string" calcext:value-type="string">
            <text:p>Bound_Error_scaling</text:p>
          </table:table-cell>
          <table:table-cell table:number-columns-repeated="2" office:value-type="string" calcext:value-type="string">
            <text:p>Difference_no_scaling</text:p>
          </table:table-cell>
          <table:table-cell office:value-type="string" calcext:value-type="string">
            <text:p>Difference_scaling</text:p>
          </table:table-cell>
          <table:table-cell office:value-type="string" calcext:value-type="string">
            <text:p>Difference_Error_scaling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ymer_Transvibrational*</text:p>
          </table:table-cell>
          <table:table-cell table:style-name="ce3" office:value-type="float" office:value="50.17" calcext:value-type="float">
            <text:p>50.17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67.59301" calcext:value-type="float">
            <text:p>67.59301</text:p>
          </table:table-cell>
          <table:table-cell table:style-name="ce5" office:value-type="float" office:value="0.167196292024274" calcext:value-type="float">
            <text:p>0.167196292024274</text:p>
          </table:table-cell>
          <table:table-cell table:style-name="ce3" office:value-type="float" office:value="55.38" calcext:value-type="float">
            <text:p>55.38</text:p>
          </table:table-cell>
          <table:table-cell table:style-name="ce3" office:value-type="float" office:value="2.21" calcext:value-type="float">
            <text:p>2.21</text:p>
          </table:table-cell>
          <table:table-cell table:style-name="ce5" office:value-type="float" office:value="67.57494" calcext:value-type="float">
            <text:p>67.57494</text:p>
          </table:table-cell>
          <table:table-cell table:style-name="ce5" office:value-type="float" office:value="0.147337740130174" calcext:value-type="float">
            <text:p>0.147337740130174</text:p>
          </table:table-cell>
          <table:table-cell office:value-type="float" office:value="5.21" calcext:value-type="float">
            <text:p>5.21</text:p>
          </table:table-cell>
          <table:table-cell office:value-type="float" office:value="2.21382022757043" calcext:value-type="float">
            <text:p>2.21382022757043</text:p>
          </table:table-cell>
          <table:table-cell table:style-name="ce5" office:value-type="float" office:value="-0.0180700000000087" calcext:value-type="float">
            <text:p>-0.0180700000000087</text:p>
          </table:table-cell>
          <table:table-cell table:style-name="ce5" office:value-type="float" office:value="0.222851990642518" calcext:value-type="float">
            <text:p>0.2228519906425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ymer_Rovibrational*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63.367455" calcext:value-type="float">
            <text:p>63.367455</text:p>
          </table:table-cell>
          <table:table-cell table:style-name="ce5" office:value-type="float" office:value="0.134553714800694" calcext:value-type="float">
            <text:p>0.134553714800694</text:p>
          </table:table-cell>
          <table:table-cell table:style-name="ce3" office:value-type="float" office:value="50.64" calcext:value-type="float">
            <text:p>50.64</text:p>
          </table:table-cell>
          <table:table-cell table:style-name="ce3" office:value-type="float" office:value="1.92" calcext:value-type="float">
            <text:p>1.92</text:p>
          </table:table-cell>
          <table:table-cell table:style-name="ce5" office:value-type="float" office:value="63.263745" calcext:value-type="float">
            <text:p>63.263745</text:p>
          </table:table-cell>
          <table:table-cell table:style-name="ce5" office:value-type="float" office:value="0.162626563943287" calcext:value-type="float">
            <text:p>0.162626563943287</text:p>
          </table:table-cell>
          <table:table-cell office:value-type="float" office:value="4.64" calcext:value-type="float">
            <text:p>4.64</text:p>
          </table:table-cell>
          <table:table-cell office:value-type="float" office:value="1.92439600914157" calcext:value-type="float">
            <text:p>1.92439600914157</text:p>
          </table:table-cell>
          <table:table-cell table:style-name="ce5" office:value-type="float" office:value="-0.103709999999992" calcext:value-type="float">
            <text:p>-0.103709999999992</text:p>
          </table:table-cell>
          <table:table-cell table:style-name="ce5" office:value-type="float" office:value="0.211073687291113" calcext:value-type="float">
            <text:p>0.2110736872911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due_Transvibrational</text:p>
          </table:table-cell>
          <table:table-cell table:style-name="ce3" office:value-type="float" office:value="2893.93" calcext:value-type="float">
            <text:p>2893.93</text:p>
          </table:table-cell>
          <table:table-cell office:value-type="float" office:value="50.81" calcext:value-type="float">
            <text:p>50.81</text:p>
          </table:table-cell>
          <table:table-cell table:style-name="ce5" office:value-type="float" office:value="2892.311885" calcext:value-type="float">
            <text:p>2892.311885</text:p>
          </table:table-cell>
          <table:table-cell table:style-name="ce5" office:value-type="float" office:value="13.3879613502517" calcext:value-type="float">
            <text:p>13.3879613502517</text:p>
          </table:table-cell>
          <table:table-cell table:style-name="ce11" office:value-type="float" office:value="2903.55034" calcext:value-type="float">
            <text:p>2903.55034</text:p>
          </table:table-cell>
          <table:table-cell table:style-name="ce3" office:value-type="float" office:value="8.88" calcext:value-type="float">
            <text:p>8.88</text:p>
          </table:table-cell>
          <table:table-cell table:style-name="ce5" office:value-type="float" office:value="2903.55034" calcext:value-type="float">
            <text:p>2903.55034</text:p>
          </table:table-cell>
          <table:table-cell table:style-name="ce5" office:value-type="float" office:value="17.0517506217045" calcext:value-type="float">
            <text:p>17.0517506217045</text:p>
          </table:table-cell>
          <table:table-cell office:value-type="float" office:value="-910.24" calcext:value-type="float">
            <text:p>-910.24</text:p>
          </table:table-cell>
          <table:table-cell office:value-type="float" office:value="51.580136680703" calcext:value-type="float">
            <text:p>51.580136680703</text:p>
          </table:table-cell>
          <table:table-cell table:style-name="ce5" office:value-type="float" office:value="11.2384550000002" calcext:value-type="float">
            <text:p>11.2384550000002</text:p>
          </table:table-cell>
          <table:table-cell table:style-name="ce5" office:value-type="float" office:value="21.6794766629786" calcext:value-type="float">
            <text:p>21.679476662978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due_Rovibrational*</text:p>
          </table:table-cell>
          <table:table-cell table:style-name="ce3" office:value-type="float" office:value="2990.47" calcext:value-type="float">
            <text:p>2990.47</text:p>
          </table:table-cell>
          <table:table-cell office:value-type="float" office:value="102.26" calcext:value-type="float">
            <text:p>102.26</text:p>
          </table:table-cell>
          <table:table-cell table:style-name="ce5" office:value-type="float" office:value="4874.55209" calcext:value-type="float">
            <text:p>4874.55209</text:p>
          </table:table-cell>
          <table:table-cell table:style-name="ce5" office:value-type="float" office:value="51.5888274823105" calcext:value-type="float">
            <text:p>51.5888274823105</text:p>
          </table:table-cell>
          <table:table-cell table:style-name="ce3" office:value-type="float" office:value="2833.1" calcext:value-type="float">
            <text:p>2833.1</text:p>
          </table:table-cell>
          <table:table-cell table:style-name="ce3" office:value-type="float" office:value="4.41" calcext:value-type="float">
            <text:p>4.41</text:p>
          </table:table-cell>
          <table:table-cell table:style-name="ce5" office:value-type="float" office:value="4844.66462" calcext:value-type="float">
            <text:p>4844.66462</text:p>
          </table:table-cell>
          <table:table-cell table:style-name="ce5" office:value-type="float" office:value="61.8497099917399" calcext:value-type="float">
            <text:p>61.8497099917399</text:p>
          </table:table-cell>
          <table:table-cell office:value-type="float" office:value="-157.37" calcext:value-type="float">
            <text:p>-157.37</text:p>
          </table:table-cell>
          <table:table-cell office:value-type="float" office:value="102.355047261969" calcext:value-type="float">
            <text:p>102.355047261969</text:p>
          </table:table-cell>
          <table:table-cell table:style-name="ce5" office:value-type="float" office:value="-29.8874699999997" calcext:value-type="float">
            <text:p>-29.8874699999997</text:p>
          </table:table-cell>
          <table:table-cell table:style-name="ce5" office:value-type="float" office:value="80.5406341362044" calcext:value-type="float">
            <text:p>80.54063413620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A_Transvibrational</text:p>
          </table:table-cell>
          <table:table-cell table:style-name="ce3" office:value-type="float" office:value="2365.79" calcext:value-type="float">
            <text:p>2365.7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9.82335" calcext:value-type="float">
            <text:p>2459.82335</text:p>
          </table:table-cell>
          <table:table-cell table:style-name="ce5" office:value-type="float" office:value="5.41712101304744" calcext:value-type="float">
            <text:p>5.41712101304744</text:p>
          </table:table-cell>
          <table:table-cell table:style-name="ce3" office:value-type="float" office:value="2479.36" calcext:value-type="float">
            <text:p>2479.3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509.01605" calcext:value-type="float">
            <text:p>2509.01605</text:p>
          </table:table-cell>
          <table:table-cell table:style-name="ce5" office:value-type="float" office:value="20.4862487629304" calcext:value-type="float">
            <text:p>20.4862487629304</text:p>
          </table:table-cell>
          <table:table-cell office:value-type="float" office:value="113.57" calcext:value-type="float">
            <text:p>113.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9.1926999999996" calcext:value-type="float">
            <text:p>49.1926999999996</text:p>
          </table:table-cell>
          <table:table-cell table:style-name="ce5" office:value-type="float" office:value="21.1903654627915" calcext:value-type="float">
            <text:p>21.19036546279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A_Rovibrational*</text:p>
          </table:table-cell>
          <table:table-cell table:style-name="ce3" office:value-type="float" office:value="896.75" calcext:value-type="float">
            <text:p>896.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56.9274" calcext:value-type="float">
            <text:p>3956.9274</text:p>
          </table:table-cell>
          <table:table-cell table:style-name="ce5" office:value-type="float" office:value="4.46390202924153" calcext:value-type="float">
            <text:p>4.46390202924153</text:p>
          </table:table-cell>
          <table:table-cell table:style-name="ce3" office:value-type="float" office:value="908.48" calcext:value-type="float">
            <text:p>908.48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3970.11425" calcext:value-type="float">
            <text:p>3970.11425</text:p>
          </table:table-cell>
          <table:table-cell table:style-name="ce5" office:value-type="float" office:value="10.7209818152692" calcext:value-type="float">
            <text:p>10.7209818152692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.1868500000001" calcext:value-type="float">
            <text:p>13.1868500000001</text:p>
          </table:table-cell>
          <table:table-cell table:style-name="ce5" office:value-type="float" office:value="11.6131766717811" calcext:value-type="float">
            <text:p>11.61317667178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opographical_1_side_ch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1012.09305" calcext:value-type="float">
            <text:p>1012.09305</text:p>
          </table:table-cell>
          <table:table-cell table:style-name="ce1" office:value-type="float" office:value="32.1027592902853" calcext:value-type="float">
            <text:p>32.10275929028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883.5467" calcext:value-type="float">
            <text:p>883.5467</text:p>
          </table:table-cell>
          <table:table-cell table:style-name="ce1" office:value-type="float" office:value="49.6871723938215" calcext:value-type="float">
            <text:p>49.68717239382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-128.54635" calcext:value-type="float">
            <text:p>-128.54635</text:p>
          </table:table-cell>
          <table:table-cell table:style-name="ce1" office:value-type="float" office:value="59.1557457441231" calcext:value-type="float">
            <text:p>59.1557457441231</text:p>
          </table:table-cell>
          <table:table-cell office:value-type="string" calcext:value-type="string">
            <text:p>large err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Topographical_1_backbon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38.1596" calcext:value-type="float">
            <text:p>38.1596</text:p>
          </table:table-cell>
          <table:table-cell table:style-name="ce2" office:value-type="float" office:value="2.56514254314778" calcext:value-type="float">
            <text:p>2.565142543147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33.73435" calcext:value-type="float">
            <text:p>33.73435</text:p>
          </table:table-cell>
          <table:table-cell table:style-name="ce2" office:value-type="float" office:value="1.14815602453093" calcext:value-type="float">
            <text:p>1.148156024530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-4.42525" calcext:value-type="float">
            <text:p>-4.42525</text:p>
          </table:table-cell>
          <table:table-cell table:style-name="ce2" office:value-type="float" office:value="2.81037693616592" calcext:value-type="float">
            <text:p>2.810376936165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opographical_2_side_ch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491.7357" calcext:value-type="float">
            <text:p>491.7357</text:p>
          </table:table-cell>
          <table:table-cell table:style-name="ce1" office:value-type="float" office:value="11.4082659234434" calcext:value-type="float">
            <text:p>11.40826592344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432.66055" calcext:value-type="float">
            <text:p>432.66055</text:p>
          </table:table-cell>
          <table:table-cell table:style-name="ce1" office:value-type="float" office:value="19.2318197089268" calcext:value-type="float">
            <text:p>19.23181970892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-59.07515" calcext:value-type="float">
            <text:p>-59.07515</text:p>
          </table:table-cell>
          <table:table-cell table:style-name="ce1" office:value-type="float" office:value="22.3609351480806" calcext:value-type="float">
            <text:p>22.360935148080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Topographical_2_backbon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8.6421" calcext:value-type="float">
            <text:p>18.6421</text:p>
          </table:table-cell>
          <table:table-cell table:style-name="ce2" office:value-type="float" office:value="1.08992033959674" calcext:value-type="float">
            <text:p>1.0899203395967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6.20325" calcext:value-type="float">
            <text:p>16.20325</text:p>
          </table:table-cell>
          <table:table-cell table:style-name="ce2" office:value-type="float" office:value="0.668466984973828" calcext:value-type="float">
            <text:p>0.6684669849738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-2.43885" calcext:value-type="float">
            <text:p>-2.43885</text:p>
          </table:table-cell>
          <table:table-cell table:style-name="ce2" office:value-type="float" office:value="1.27858298779026" calcext:value-type="float">
            <text:p>1.278582987790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opographical_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412.20715" calcext:value-type="float">
            <text:p>412.20715</text:p>
          </table:table-cell>
          <table:table-cell table:style-name="ce1" office:value-type="float" office:value="0.202002970275192" calcext:value-type="float">
            <text:p>0.2020029702751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361.72075" calcext:value-type="float">
            <text:p>361.72075</text:p>
          </table:table-cell>
          <table:table-cell table:style-name="ce1" office:value-type="float" office:value="20.6193715137812" calcext:value-type="float">
            <text:p>20.61937151378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-50.4864" calcext:value-type="float">
            <text:p>-50.4864</text:p>
          </table:table-cell>
          <table:table-cell table:style-name="ce1" office:value-type="float" office:value="20.6203609770376" calcext:value-type="float">
            <text:p>20.62036097703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* should increase with force scaling</text:p>
          </table:table-cell>
          <table:table-cell table:number-columns-repeated="2"/>
          <table:table-cell office:value-type="string" calcext:value-type="string">
            <text:p>no force/torque scaling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pographical_1 = p log p</text:p>
          </table:table-cell>
          <table:table-cell/>
          <table:table-cell table:style-name="ce5"/>
          <table:table-cell office:value-type="string" calcext:value-type="string">
            <text:p>With force/torque scaling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pographical_2 = correlation p log p</text:p>
          </table:table-cell>
          <table:table-cell/>
          <table:table-cell table:style-name="ce1"/>
          <table:table-cell office:value-type="string" calcext:value-type="string">
            <text:p>side chain entropy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pographical_3 = adaptive enumeration</text:p>
          </table:table-cell>
          <table:table-cell/>
          <table:table-cell table:style-name="ce2"/>
          <table:table-cell office:value-type="string" calcext:value-type="string">
            <text:p>backbone entropy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0T23:26:53.766632148</dc:date>
    <meta:editing-duration>PT11M32S</meta:editing-duration>
    <meta:editing-cycles>3</meta:editing-cycles>
    <meta:generator>LibreOffice/7.3.7.2$Linux_X86_64 LibreOffice_project/30$Build-2</meta:generator>
    <meta:document-statistic meta:table-count="1" meta:cell-count="176" meta:object-count="0"/>
  </office:meta>
</office:document-meta>
</file>